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entred">
      <style:table-properties table:display="true" style:writing-mode="lr-tb"/>
    </style:style>
    <style:style style:name="ta2" style:family="table" style:master-page-name="PageStyle_5f_originpost20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entred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AISLED HALL, Post Coordinates: Origin at inversion centre</text:p>
          </table:table-cell>
          <table:table-cell table:number-columns-repeated="9"/>
          <table:table-cell office:value-type="string">
            <text:p>Post Plan</text:p>
          </table:table-cell>
          <table:table-cell office:value-type="string">
            <text:p>outer</text:p>
          </table:table-cell>
          <table:table-cell table:number-columns-repeated="2" office:value-type="string">
            <text:p>inner</text:p>
          </table:table-cell>
          <table:table-cell office:value-type="string">
            <text:p>outer</text:p>
          </table:table-cell>
          <table:table-cell table:number-columns-repeated="241"/>
        </table:table-row>
        <table:table-row table:style-name="ro2">
          <table:table-cell office:value-type="string">
            <text:p>Distance between posts:</text:p>
          </table:table-cell>
          <table:table-cell table:number-columns-repeated="2"/>
          <table:table-cell office:value-type="float" office:value="2.95">
            <text:p>2.95</text:p>
          </table:table-cell>
          <table:table-cell/>
          <table:table-cell office:value-type="string">
            <text:p>Heights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2">
          <table:table-cell office:value-type="string">
            <text:p>Distance between outer rows:</text:p>
          </table:table-cell>
          <table:table-cell table:number-columns-repeated="2"/>
          <table:table-cell office:value-type="float" office:value="3.3">
            <text:p>3.3</text:p>
          </table:table-cell>
          <table:table-cell/>
          <table:table-cell office:value-type="string">
            <text:p>Posts:Outer rows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2">
          <table:table-cell office:value-type="string">
            <text:p>Distance between centre rows:</text:p>
          </table:table-cell>
          <table:table-cell table:number-columns-repeated="2"/>
          <table:table-cell office:value-type="float" office:value="4.1">
            <text:p>4.1</text:p>
          </table:table-cell>
          <table:table-cell/>
          <table:table-cell office:value-type="string">
            <text:p>Posts: Inner rows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41"/>
        </table:table-row>
        <table:table-row table:style-name="ro2">
          <table:table-cell office:value-type="string">
            <text:p>All dimensions in metres</text:p>
          </table:table-cell>
          <table:table-cell table:number-columns-repeated="4"/>
          <table:table-cell office:value-type="string">
            <text:p>Ridge: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41"/>
        </table:table-row>
        <table:table-row table:style-name="ro2">
          <table:table-cell office:value-type="string">
            <text:p>Post locations 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41"/>
        </table:table-row>
        <table:table-row table:style-name="ro2">
          <table:table-cell office:value-type="string">
            <text:p>Post no.</text:p>
          </table:table-cell>
          <table:table-cell office:value-type="string">
            <text:p>Bottom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Top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2*[.$D$2]" office:value-type="float" office:value="5.9">
            <text:p>5.9</text:p>
          </table:table-cell>
          <table:table-cell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2*[.$D$2]" office:value-type="float" office:value="5.9">
            <text:p>5.9</text:p>
          </table:table-cell>
          <table:table-cell table:formula="oooc:=[.$H$3]" office:value-type="float" office:value="3">
            <text:p>3</text:p>
          </table:table-cell>
          <table:table-cell/>
          <table:table-cell table:style-name="ce3" office:value-type="string">
            <text:p>INSTRUCTIONS</text:p>
          </table:table-cell>
          <table:table-cell table:number-columns-repeated="245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[.$D$2]" office:value-type="float" office:value="2.95">
            <text:p>2.95</text:p>
          </table:table-cell>
          <table:table-cell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[.$D$2]" office:value-type="float" office:value="2.95">
            <text:p>2.95</text:p>
          </table:table-cell>
          <table:table-cell table:formula="oooc:=[.$H$3]" office:value-type="float" office:value="3">
            <text:p>3</text:p>
          </table:table-cell>
          <table:table-cell/>
          <table:table-cell table:style-name="ce3" office:value-type="string">
            <text:p>PARAMETERS to be entered in THIS SPREADSHEET ONLY</text:p>
          </table:table-cell>
          <table:table-cell table:number-columns-repeated="245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office:value-type="float" office:value="0">
            <text:p>0</text:p>
          </table:table-cell>
          <table:table-cell table:formula="oooc:=[.$H$3]" office:value-type="float" office:value="3">
            <text:p>3</text:p>
          </table:table-cell>
          <table:table-cell/>
          <table:table-cell table:style-name="ce3" office:value-type="string">
            <text:p>Data in second spreadsheet is derived from this one</text:p>
          </table:table-cell>
          <table:table-cell table:number-columns-repeated="245"/>
        </table:table-row>
        <table:table-row table:style-name="ro4">
          <table:table-cell office:value-type="float" office:value="6">
            <text:p>6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2*[.$D$2]" office:value-type="float" office:value="5.9">
            <text:p>5.9</text:p>
          </table:table-cell>
          <table:table-cell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2*[.$D$2]" office:value-type="float" office:value="5.9">
            <text:p>5.9</text:p>
          </table:table-cell>
          <table:table-cell table:formula="oooc:=[.$H$4]" office:value-type="float" office:value="5">
            <text:p>5</text:p>
          </table:table-cell>
          <table:table-cell/>
          <table:table-cell table:style-name="ce4" office:value-type="string">
            <text:p>DO NOT ENTER any other data in the body of the Table,<text:span text:style-name="T1"> as</text:span></text:p>
          </table:table-cell>
          <table:table-cell table:number-columns-repeated="245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[.$D$2]" office:value-type="float" office:value="2.95">
            <text:p>2.95</text:p>
          </table:table-cell>
          <table:table-cell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[.$D$2]" office:value-type="float" office:value="2.95">
            <text:p>2.95</text:p>
          </table:table-cell>
          <table:table-cell table:formula="oooc:=[.$H$4]" office:value-type="float" office:value="5">
            <text:p>5</text:p>
          </table:table-cell>
          <table:table-cell/>
          <table:table-cell office:value-type="string">
            <text:p>these values are calculated by a formula in each cell</text:p>
          </table:table-cell>
          <table:table-cell table:number-columns-repeated="245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ooc:=0.5*[.$D$4]" office:value-type="float" office:value="2.05">
            <text:p>2.0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office:value-type="float" office:value="0">
            <text:p>0</text:p>
          </table:table-cell>
          <table:table-cell table:formula="oooc:=[.$H$4]" office:value-type="float" office:value="5">
            <text:p>5</text:p>
          </table:table-cell>
          <table:table-cell/>
          <table:table-cell office:value-type="string">
            <text:p>POST NUMBERING is given in the Key above</text:p>
          </table:table-cell>
          <table:table-cell table:number-columns-repeated="245"/>
        </table:table-row>
        <table:table-row table:style-name="ro2">
          <table:table-cell table:number-columns-repeated="7"/>
          <table:table-cell table:style-name="ce2"/>
          <table:table-cell table:number-columns-repeated="248"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office:value-type="float" office:value="0">
            <text:p>0</text:p>
          </table:table-cell>
          <table:table-cell table:formula="oooc:=[.$H$3]" office:value-type="float" office:value="3">
            <text:p>3</text:p>
          </table:table-cell>
          <table:table-cell/>
          <table:table-cell office:value-type="string">
            <text:p>Parameters to be ENTERED: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-1*([.$D$2])" office:value-type="float" office:value="-2.95">
            <text:p>-2.95</text:p>
          </table:table-cell>
          <table:table-cell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-1*([.$D$2])" office:value-type="float" office:value="-2.95">
            <text:p>-2.95</text:p>
          </table:table-cell>
          <table:table-cell table:formula="oooc:=[.$H$3]" office:value-type="float" office:value="3">
            <text:p>3</text:p>
          </table:table-cell>
          <table:table-cell/>
          <table:table-cell office:value-type="string">
            <text:p>Distance between posts</text:p>
          </table:table-cell>
          <table:table-cell table:number-columns-repeated="245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-1*(2*[.$D$2])" office:value-type="float" office:value="-5.9">
            <text:p>-5.9</text:p>
          </table:table-cell>
          <table:table-cell office:value-type="float" office:value="0">
            <text:p>0</text:p>
          </table:table-cell>
          <table:table-cell/>
          <table:table-cell table:formula="oooc:=([.$D$3]+0.5*[.$D$4])" office:value-type="float" office:value="5.35">
            <text:p>5.35</text:p>
          </table:table-cell>
          <table:table-cell table:formula="oooc:=-1*(2*[.$D$2])" office:value-type="float" office:value="-5.9">
            <text:p>-5.9</text:p>
          </table:table-cell>
          <table:table-cell table:formula="oooc:=[.$H$3]" office:value-type="float" office:value="3">
            <text:p>3</text:p>
          </table:table-cell>
          <table:table-cell/>
          <table:table-cell office:value-type="string">
            <text:p>Distance between outer rows</text:p>
          </table:table-cell>
          <table:table-cell table:number-columns-repeated="245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ooc:=0.5*[.$D$4]" office:value-type="float" office:value="2.05">
            <text:p>2.0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office:value-type="float" office:value="0">
            <text:p>0</text:p>
          </table:table-cell>
          <table:table-cell table:formula="oooc:=[.$H$4]" office:value-type="float" office:value="5">
            <text:p>5</text:p>
          </table:table-cell>
          <table:table-cell/>
          <table:table-cell office:value-type="string">
            <text:p>Distance between centre rows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-1*[.$D$2]" office:value-type="float" office:value="-2.95">
            <text:p>-2.95</text:p>
          </table:table-cell>
          <table:table-cell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-1*[.$D$2]" office:value-type="float" office:value="-2.95">
            <text:p>-2.95</text:p>
          </table:table-cell>
          <table:table-cell table:formula="oooc:=[.$H$4]" office:value-type="float" office:value="5">
            <text:p>5</text:p>
          </table:table-cell>
          <table:table-cell/>
          <table:table-cell office:value-type="string">
            <text:p>Heights of posts in outer and inner rows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-1*(2*[.$D$2])" office:value-type="float" office:value="-5.9">
            <text:p>-5.9</text:p>
          </table:table-cell>
          <table:table-cell office:value-type="float" office:value="0">
            <text:p>0</text:p>
          </table:table-cell>
          <table:table-cell/>
          <table:table-cell table:formula="oooc:=0.5*[.$D$4]" office:value-type="float" office:value="2.05">
            <text:p>2.05</text:p>
          </table:table-cell>
          <table:table-cell table:formula="oooc:=-1*(2*[.$D$2])" office:value-type="float" office:value="-5.9">
            <text:p>-5.9</text:p>
          </table:table-cell>
          <table:table-cell table:formula="oooc:=[.$H$4]" office:value-type="float" office:value="5">
            <text:p>5</text:p>
          </table:table-cell>
          <table:table-cell/>
          <table:table-cell office:value-type="string">
            <text:p>Height of the centre ridege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2*[.$D$2]" office:value-type="float" office:value="5.9">
            <text:p>5.9</text:p>
          </table:table-cell>
          <table:table-cell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2*[.$D$2]" office:value-type="float" office:value="5.9">
            <text:p>5.9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[.$D$2]" office:value-type="float" office:value="2.95">
            <text:p>2.95</text:p>
          </table:table-cell>
          <table:table-cell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[.$D$2]" office:value-type="float" office:value="2.95">
            <text:p>2.95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office:value-type="float" office:value="0">
            <text:p>0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2*[.$D$2]" office:value-type="float" office:value="5.9">
            <text:p>5.9</text:p>
          </table:table-cell>
          <table:table-cell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2*[.$D$2]" office:value-type="float" office:value="5.9">
            <text:p>5.9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[.$D$2]" office:value-type="float" office:value="2.95">
            <text:p>2.95</text:p>
          </table:table-cell>
          <table:table-cell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[.$D$2]" office:value-type="float" office:value="2.95">
            <text:p>2.95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office:value-type="float" office:value="0">
            <text:p>0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office:value-type="float" office:value="0">
            <text:p>0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9">
            <text:p>19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-1*([.$D$2])" office:value-type="float" office:value="-2.95">
            <text:p>-2.95</text:p>
          </table:table-cell>
          <table:table-cell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-1*([.$D$2])" office:value-type="float" office:value="-2.95">
            <text:p>-2.95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20">
            <text:p>2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-1*(2*[.$D$2])" office:value-type="float" office:value="-5.9">
            <text:p>-5.9</text:p>
          </table:table-cell>
          <table:table-cell office:value-type="float" office:value="0">
            <text:p>0</text:p>
          </table:table-cell>
          <table:table-cell/>
          <table:table-cell table:formula="oooc:=-1*([.$D$3]+0.5*[.$D$4])" office:value-type="float" office:value="-5.35">
            <text:p>-5.35</text:p>
          </table:table-cell>
          <table:table-cell table:formula="oooc:=-1*(2*[.$D$2])" office:value-type="float" office:value="-5.9">
            <text:p>-5.9</text:p>
          </table:table-cell>
          <table:table-cell table:formula="oooc:=[.$H$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office:value-type="float" office:value="0">
            <text:p>0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-1*[.$D$2]" office:value-type="float" office:value="-2.95">
            <text:p>-2.95</text:p>
          </table:table-cell>
          <table:table-cell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-1*[.$D$2]" office:value-type="float" office:value="-2.95">
            <text:p>-2.95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-1*(2*[.$D$2])" office:value-type="float" office:value="-5.9">
            <text:p>-5.9</text:p>
          </table:table-cell>
          <table:table-cell office:value-type="float" office:value="0">
            <text:p>0</text:p>
          </table:table-cell>
          <table:table-cell/>
          <table:table-cell table:formula="oooc:=-1*0.5*[.$D$4]" office:value-type="float" office:value="-2.05">
            <text:p>-2.05</text:p>
          </table:table-cell>
          <table:table-cell table:formula="oooc:=-1*(2*[.$D$2])" office:value-type="float" office:value="-5.9">
            <text:p>-5.9</text:p>
          </table:table-cell>
          <table:table-cell table:formula="oooc:=[.$H$4]" office:value-type="float" office:value="5">
            <text:p>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Ridge location</text:p>
          </table:table-cell>
          <table:table-cell table:number-columns-repeated="255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0">
            <text:p>0</text:p>
          </table:table-cell>
          <table:table-cell table:formula="oooc:=2*[.$D$2]" office:value-type="float" office:value="5.9">
            <text:p>5.9</text:p>
          </table:table-cell>
          <table:table-cell table:formula="oooc:=[.$H$5]" office:value-type="float" office:value="8">
            <text:p>8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0">
            <text:p>0</text:p>
          </table:table-cell>
          <table:table-cell table:formula="oooc:=-1*[.D37]" office:value-type="float" office:value="-5.9">
            <text:p>-5.9</text:p>
          </table:table-cell>
          <table:table-cell table:formula="oooc:=[.E37]" office:value-type="float" office:value="8">
            <text:p>8</text:p>
          </table:table-cell>
          <table:table-cell table:number-columns-repeated="251"/>
        </table:table-row>
      </table:table>
      <table:table table:name="originpost20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AISLED HALL, Post Coordinates: Origin at Post 20 (bottom left)</text:p>
          </table:table-cell>
          <table:table-cell table:number-columns-repeated="9"/>
          <table:table-cell office:value-type="string">
            <text:p>Post Plan</text:p>
          </table:table-cell>
          <table:table-cell office:value-type="string">
            <text:p>outer</text:p>
          </table:table-cell>
          <table:table-cell table:number-columns-repeated="2" office:value-type="string">
            <text:p>inner</text:p>
          </table:table-cell>
          <table:table-cell office:value-type="string">
            <text:p>outer</text:p>
          </table:table-cell>
          <table:table-cell table:number-columns-repeated="241"/>
        </table:table-row>
        <table:table-row table:style-name="ro2">
          <table:table-cell office:value-type="string">
            <text:p>Distance between posts:</text:p>
          </table:table-cell>
          <table:table-cell table:number-columns-repeated="2"/>
          <table:table-cell table:formula="oooc:=[$centred.D2]" office:value-type="float" office:value="2.95">
            <text:p>2.95</text:p>
          </table:table-cell>
          <table:table-cell/>
          <table:table-cell office:value-type="string">
            <text:p>Heights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2">
          <table:table-cell office:value-type="string">
            <text:p>Distance between outer rows:</text:p>
          </table:table-cell>
          <table:table-cell table:number-columns-repeated="2"/>
          <table:table-cell table:formula="oooc:=[$centred.D3]" office:value-type="float" office:value="3.3">
            <text:p>3.3</text:p>
          </table:table-cell>
          <table:table-cell/>
          <table:table-cell office:value-type="string">
            <text:p>Posts:Outer rows</text:p>
          </table:table-cell>
          <table:table-cell/>
          <table:table-cell table:formula="oooc:=[$centred.H3]" office:value-type="float" office:value="3">
            <text:p>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2">
          <table:table-cell office:value-type="string">
            <text:p>Distance between centre rows:</text:p>
          </table:table-cell>
          <table:table-cell table:number-columns-repeated="2"/>
          <table:table-cell table:formula="oooc:=[$centred.D4]" office:value-type="float" office:value="4.1">
            <text:p>4.1</text:p>
          </table:table-cell>
          <table:table-cell/>
          <table:table-cell office:value-type="string">
            <text:p>Posts: Inner rows</text:p>
          </table:table-cell>
          <table:table-cell/>
          <table:table-cell table:formula="oooc:=[$centred.H4]" office:value-type="float" office:value="5">
            <text:p>5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41"/>
        </table:table-row>
        <table:table-row table:style-name="ro2">
          <table:table-cell office:value-type="string">
            <text:p>All dimensions in metres</text:p>
          </table:table-cell>
          <table:table-cell table:number-columns-repeated="4"/>
          <table:table-cell office:value-type="string">
            <text:p>Ridge:</text:p>
          </table:table-cell>
          <table:table-cell/>
          <table:table-cell table:formula="oooc:=[$centred.H5]" office:value-type="float" office:value="8">
            <text:p>8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41"/>
        </table:table-row>
        <table:table-row table:style-name="ro2">
          <table:table-cell office:value-type="string">
            <text:p>Post locations 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41"/>
        </table:table-row>
        <table:table-row table:style-name="ro2">
          <table:table-cell office:value-type="string">
            <text:p>Post no.</text:p>
          </table:table-cell>
          <table:table-cell office:value-type="string">
            <text:p>Bottom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Top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ooc:=[$centred.C8]+[$centred.$D$3]+(0.5*[$centred.$D$4])" office:value-type="float" office:value="10.7">
            <text:p>10.7</text:p>
          </table:table-cell>
          <table:table-cell table:formula="oooc:=[$centred.D8]+(2*[$centred.$D$2])" office:value-type="float" office:value="11.8">
            <text:p>11.8</text:p>
          </table:table-cell>
          <table:table-cell table:formula="oooc:=[$centred.E8]" office:value-type="float" office:value="0">
            <text:p>0</text:p>
          </table:table-cell>
          <table:table-cell/>
          <table:table-cell table:formula="oooc:=[$centred.G8]+[$centred.$D$3]+(0.5*[$centred.$D$4])" office:value-type="float" office:value="10.7">
            <text:p>10.7</text:p>
          </table:table-cell>
          <table:table-cell table:formula="oooc:=[$centred.H8]+(2*[$centred.$D$2])" office:value-type="float" office:value="11.8">
            <text:p>11.8</text:p>
          </table:table-cell>
          <table:table-cell table:formula="oooc:=[$centred.I8]" office:value-type="float" office:value="3">
            <text:p>3</text:p>
          </table:table-cell>
          <table:table-cell/>
          <table:table-cell table:style-name="ce3" office:value-type="string">
            <text:p>INSTRUCTIONS</text:p>
          </table:table-cell>
          <table:table-cell table:number-columns-repeated="245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ooc:=[$centred.C9]+[$centred.$D$3]+(0.5*[$centred.$D$4])" office:value-type="float" office:value="10.7">
            <text:p>10.7</text:p>
          </table:table-cell>
          <table:table-cell table:formula="oooc:=[$centred.D9]+(2*[$centred.$D$2])" office:value-type="float" office:value="8.85">
            <text:p>8.85</text:p>
          </table:table-cell>
          <table:table-cell table:formula="oooc:=[$centred.E9]" office:value-type="float" office:value="0">
            <text:p>0</text:p>
          </table:table-cell>
          <table:table-cell/>
          <table:table-cell table:formula="oooc:=[$centred.G9]+[$centred.$D$3]+(0.5*[$centred.$D$4])" office:value-type="float" office:value="10.7">
            <text:p>10.7</text:p>
          </table:table-cell>
          <table:table-cell table:formula="oooc:=[$centred.H9]+(2*[$centred.$D$2])" office:value-type="float" office:value="8.85">
            <text:p>8.85</text:p>
          </table:table-cell>
          <table:table-cell table:formula="oooc:=[$centred.I9]" office:value-type="float" office:value="3">
            <text:p>3</text:p>
          </table:table-cell>
          <table:table-cell/>
          <table:table-cell table:style-name="ce3" office:value-type="string">
            <text:p>PARAMETERS to be entered in THE PREVIOUS SPREADSHEET ONLY</text:p>
          </table:table-cell>
          <table:table-cell table:number-columns-repeated="245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ooc:=[$centred.C10]+[$centred.$D$3]+(0.5*[$centred.$D$4])" office:value-type="float" office:value="10.7">
            <text:p>10.7</text:p>
          </table:table-cell>
          <table:table-cell table:formula="oooc:=[$centred.D10]+(2*[$centred.$D$2])" office:value-type="float" office:value="5.9">
            <text:p>5.9</text:p>
          </table:table-cell>
          <table:table-cell table:formula="oooc:=[$centred.E10]" office:value-type="float" office:value="0">
            <text:p>0</text:p>
          </table:table-cell>
          <table:table-cell/>
          <table:table-cell table:formula="oooc:=[$centred.G10]+[$centred.$D$3]+(0.5*[$centred.$D$4])" office:value-type="float" office:value="10.7">
            <text:p>10.7</text:p>
          </table:table-cell>
          <table:table-cell table:formula="oooc:=[$centred.H10]+(2*[$centred.$D$2])" office:value-type="float" office:value="5.9">
            <text:p>5.9</text:p>
          </table:table-cell>
          <table:table-cell table:formula="oooc:=[$centred.I10]" office:value-type="float" office:value="3">
            <text:p>3</text:p>
          </table:table-cell>
          <table:table-cell/>
          <table:table-cell table:style-name="ce3" office:value-type="string">
            <text:p>Data in this spreadsheet are all derived by formuala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ooc:=[$centred.C16]+[$centred.$D$3]+(0.5*[$centred.$D$4])" office:value-type="float" office:value="10.7">
            <text:p>10.7</text:p>
          </table:table-cell>
          <table:table-cell table:formula="oooc:=[$centred.D16]+(2*[$centred.$D$2])" office:value-type="float" office:value="2.95">
            <text:p>2.95</text:p>
          </table:table-cell>
          <table:table-cell table:formula="oooc:=[$centred.E16]" office:value-type="float" office:value="0">
            <text:p>0</text:p>
          </table:table-cell>
          <table:table-cell/>
          <table:table-cell table:formula="oooc:=[$centred.G16]+[$centred.$D$3]+(0.5*[$centred.$D$4])" office:value-type="float" office:value="10.7">
            <text:p>10.7</text:p>
          </table:table-cell>
          <table:table-cell table:formula="oooc:=[$centred.H16]+(2*[$centred.$D$2])" office:value-type="float" office:value="2.95">
            <text:p>2.95</text:p>
          </table:table-cell>
          <table:table-cell table:formula="oooc:=[$centred.I16]" office:value-type="float" office:value="3">
            <text:p>3</text:p>
          </table:table-cell>
          <table:table-cell/>
          <table:table-cell table:style-name="ce4"/>
          <table:table-cell table:number-columns-repeated="245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ooc:=[$centred.C17]+[$centred.$D$3]+(0.5*[$centred.$D$4])" office:value-type="float" office:value="10.7">
            <text:p>10.7</text:p>
          </table:table-cell>
          <table:table-cell table:formula="oooc:=[$centred.D17]+(2*[$centred.$D$2])" office:value-type="float" office:value="0">
            <text:p>0</text:p>
          </table:table-cell>
          <table:table-cell table:formula="oooc:=[$centred.E17]" office:value-type="float" office:value="0">
            <text:p>0</text:p>
          </table:table-cell>
          <table:table-cell/>
          <table:table-cell table:formula="oooc:=[$centred.G17]+[$centred.$D$3]+(0.5*[$centred.$D$4])" office:value-type="float" office:value="10.7">
            <text:p>10.7</text:p>
          </table:table-cell>
          <table:table-cell table:formula="oooc:=[$centred.H17]+(2*[$centred.$D$2])" office:value-type="float" office:value="0">
            <text:p>0</text:p>
          </table:table-cell>
          <table:table-cell table:formula="oooc:=[$centred.I17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ooc:=[$centred.C11]+[$centred.$D$3]+(0.5*[$centred.$D$4])" office:value-type="float" office:value="7.4">
            <text:p>7.4</text:p>
          </table:table-cell>
          <table:table-cell table:formula="oooc:=[$centred.D11]+(2*[$centred.$D$2])" office:value-type="float" office:value="11.8">
            <text:p>11.8</text:p>
          </table:table-cell>
          <table:table-cell table:formula="oooc:=[$centred.E11]" office:value-type="float" office:value="0">
            <text:p>0</text:p>
          </table:table-cell>
          <table:table-cell/>
          <table:table-cell table:formula="oooc:=[$centred.G11]+[$centred.$D$3]+(0.5*[$centred.$D$4])" office:value-type="float" office:value="7.4">
            <text:p>7.4</text:p>
          </table:table-cell>
          <table:table-cell table:formula="oooc:=[$centred.H11]+(2*[$centred.$D$2])" office:value-type="float" office:value="11.8">
            <text:p>11.8</text:p>
          </table:table-cell>
          <table:table-cell table:formula="oooc:=[$centred.I11]" office:value-type="float" office:value="5">
            <text:p>5</text:p>
          </table:table-cell>
          <table:table-cell/>
          <table:table-cell office:value-type="string">
            <text:p>POST NUMBERING is given in the Key above</text:p>
          </table:table-cell>
          <table:table-cell table:number-columns-repeated="245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ooc:=[$centred.C12]+[$centred.$D$3]+(0.5*[$centred.$D$4])" office:value-type="float" office:value="7.4">
            <text:p>7.4</text:p>
          </table:table-cell>
          <table:table-cell table:formula="oooc:=[$centred.D12]+(2*[$centred.$D$2])" office:value-type="float" office:value="8.85">
            <text:p>8.85</text:p>
          </table:table-cell>
          <table:table-cell table:formula="oooc:=[$centred.E12]" office:value-type="float" office:value="0">
            <text:p>0</text:p>
          </table:table-cell>
          <table:table-cell/>
          <table:table-cell table:formula="oooc:=[$centred.G12]+[$centred.$D$3]+(0.5*[$centred.$D$4])" office:value-type="float" office:value="7.4">
            <text:p>7.4</text:p>
          </table:table-cell>
          <table:table-cell table:formula="oooc:=[$centred.H12]+(2*[$centred.$D$2])" office:value-type="float" office:value="8.85">
            <text:p>8.85</text:p>
          </table:table-cell>
          <table:table-cell table:formula="oooc:=[$centred.I12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ooc:=[$centred.C13]+[$centred.$D$3]+(0.5*[$centred.$D$4])" office:value-type="float" office:value="7.4">
            <text:p>7.4</text:p>
          </table:table-cell>
          <table:table-cell table:formula="oooc:=[$centred.D13]+(2*[$centred.$D$2])" office:value-type="float" office:value="5.9">
            <text:p>5.9</text:p>
          </table:table-cell>
          <table:table-cell table:formula="oooc:=[$centred.E13]" office:value-type="float" office:value="0">
            <text:p>0</text:p>
          </table:table-cell>
          <table:table-cell/>
          <table:table-cell table:formula="oooc:=[$centred.G13]+[$centred.$D$3]+(0.5*[$centred.$D$4])" office:value-type="float" office:value="7.4">
            <text:p>7.4</text:p>
          </table:table-cell>
          <table:table-cell table:formula="oooc:=[$centred.H13]+(2*[$centred.$D$2])" office:value-type="float" office:value="5.9">
            <text:p>5.9</text:p>
          </table:table-cell>
          <table:table-cell table:formula="oooc:=[$centred.I13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ooc:=[$centred.C19]+[$centred.$D$3]+(0.5*[$centred.$D$4])" office:value-type="float" office:value="7.4">
            <text:p>7.4</text:p>
          </table:table-cell>
          <table:table-cell table:formula="oooc:=[$centred.D19]+(2*[$centred.$D$2])" office:value-type="float" office:value="2.95">
            <text:p>2.95</text:p>
          </table:table-cell>
          <table:table-cell table:formula="oooc:=[$centred.E19]" office:value-type="float" office:value="0">
            <text:p>0</text:p>
          </table:table-cell>
          <table:table-cell/>
          <table:table-cell table:formula="oooc:=[$centred.G19]+[$centred.$D$3]+(0.5*[$centred.$D$4])" office:value-type="float" office:value="7.4">
            <text:p>7.4</text:p>
          </table:table-cell>
          <table:table-cell table:formula="oooc:=[$centred.H19]+(2*[$centred.$D$2])" office:value-type="float" office:value="2.95">
            <text:p>2.95</text:p>
          </table:table-cell>
          <table:table-cell table:formula="oooc:=[$centred.I19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ooc:=[$centred.C20]+[$centred.$D$3]+(0.5*[$centred.$D$4])" office:value-type="float" office:value="7.4">
            <text:p>7.4</text:p>
          </table:table-cell>
          <table:table-cell table:formula="oooc:=[$centred.D20]+(2*[$centred.$D$2])" office:value-type="float" office:value="0">
            <text:p>0</text:p>
          </table:table-cell>
          <table:table-cell table:formula="oooc:=[$centred.E20]" office:value-type="float" office:value="0">
            <text:p>0</text:p>
          </table:table-cell>
          <table:table-cell/>
          <table:table-cell table:formula="oooc:=[$centred.G20]+[$centred.$D$3]+(0.5*[$centred.$D$4])" office:value-type="float" office:value="7.4">
            <text:p>7.4</text:p>
          </table:table-cell>
          <table:table-cell table:formula="oooc:=[$centred.H20]+(2*[$centred.$D$2])" office:value-type="float" office:value="0">
            <text:p>0</text:p>
          </table:table-cell>
          <table:table-cell table:formula="oooc:=[$centred.I20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ooc:=[$centred.C25]+[$centred.$D$3]+(0.5*[$centred.$D$4])" office:value-type="float" office:value="3.3">
            <text:p>3.3</text:p>
          </table:table-cell>
          <table:table-cell table:formula="oooc:=[$centred.D25]+(2*[$centred.$D$2])" office:value-type="float" office:value="11.8">
            <text:p>11.8</text:p>
          </table:table-cell>
          <table:table-cell table:formula="oooc:=[$centred.E25]" office:value-type="float" office:value="0">
            <text:p>0</text:p>
          </table:table-cell>
          <table:table-cell/>
          <table:table-cell table:formula="oooc:=[$centred.G25]+[$centred.$D$3]+(0.5*[$centred.$D$4])" office:value-type="float" office:value="3.3">
            <text:p>3.3</text:p>
          </table:table-cell>
          <table:table-cell table:formula="oooc:=[$centred.H25]+(2*[$centred.$D$2])" office:value-type="float" office:value="11.8">
            <text:p>11.8</text:p>
          </table:table-cell>
          <table:table-cell table:formula="oooc:=[$centred.I25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ooc:=[$centred.C26]+[$centred.$D$3]+(0.5*[$centred.$D$4])" office:value-type="float" office:value="3.3">
            <text:p>3.3</text:p>
          </table:table-cell>
          <table:table-cell table:formula="oooc:=[$centred.D26]+(2*[$centred.$D$2])" office:value-type="float" office:value="8.85">
            <text:p>8.85</text:p>
          </table:table-cell>
          <table:table-cell table:formula="oooc:=[$centred.E26]" office:value-type="float" office:value="0">
            <text:p>0</text:p>
          </table:table-cell>
          <table:table-cell/>
          <table:table-cell table:formula="oooc:=[$centred.G26]+[$centred.$D$3]+(0.5*[$centred.$D$4])" office:value-type="float" office:value="3.3">
            <text:p>3.3</text:p>
          </table:table-cell>
          <table:table-cell table:formula="oooc:=[$centred.H26]+(2*[$centred.$D$2])" office:value-type="float" office:value="8.85">
            <text:p>8.85</text:p>
          </table:table-cell>
          <table:table-cell table:formula="oooc:=[$centred.I26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ooc:=[$centred.C27]+[$centred.$D$3]+(0.5*[$centred.$D$4])" office:value-type="float" office:value="3.3">
            <text:p>3.3</text:p>
          </table:table-cell>
          <table:table-cell table:formula="oooc:=[$centred.D27]+(2*[$centred.$D$2])" office:value-type="float" office:value="5.9">
            <text:p>5.9</text:p>
          </table:table-cell>
          <table:table-cell table:formula="oooc:=[$centred.E27]" office:value-type="float" office:value="0">
            <text:p>0</text:p>
          </table:table-cell>
          <table:table-cell/>
          <table:table-cell table:formula="oooc:=[$centred.G27]+[$centred.$D$3]+(0.5*[$centred.$D$4])" office:value-type="float" office:value="3.3">
            <text:p>3.3</text:p>
          </table:table-cell>
          <table:table-cell table:formula="oooc:=[$centred.H27]+(2*[$centred.$D$2])" office:value-type="float" office:value="5.9">
            <text:p>5.9</text:p>
          </table:table-cell>
          <table:table-cell table:formula="oooc:=[$centred.I27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ooc:=[$centred.C33]+[$centred.$D$3]+(0.5*[$centred.$D$4])" office:value-type="float" office:value="3.3">
            <text:p>3.3</text:p>
          </table:table-cell>
          <table:table-cell table:formula="oooc:=[$centred.D33]+(2*[$centred.$D$2])" office:value-type="float" office:value="2.95">
            <text:p>2.95</text:p>
          </table:table-cell>
          <table:table-cell table:formula="oooc:=[$centred.E33]" office:value-type="float" office:value="0">
            <text:p>0</text:p>
          </table:table-cell>
          <table:table-cell/>
          <table:table-cell table:formula="oooc:=[$centred.G33]+[$centred.$D$3]+(0.5*[$centred.$D$4])" office:value-type="float" office:value="3.3">
            <text:p>3.3</text:p>
          </table:table-cell>
          <table:table-cell table:formula="oooc:=[$centred.H33]+(2*[$centred.$D$2])" office:value-type="float" office:value="2.95">
            <text:p>2.95</text:p>
          </table:table-cell>
          <table:table-cell table:formula="oooc:=[$centred.I33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ooc:=[$centred.C34]+[$centred.$D$3]+(0.5*[$centred.$D$4])" office:value-type="float" office:value="3.3">
            <text:p>3.3</text:p>
          </table:table-cell>
          <table:table-cell table:formula="oooc:=[$centred.D34]+(2*[$centred.$D$2])" office:value-type="float" office:value="0">
            <text:p>0</text:p>
          </table:table-cell>
          <table:table-cell table:formula="oooc:=[$centred.E34]" office:value-type="float" office:value="0">
            <text:p>0</text:p>
          </table:table-cell>
          <table:table-cell/>
          <table:table-cell table:formula="oooc:=[$centred.G34]+[$centred.$D$3]+(0.5*[$centred.$D$4])" office:value-type="float" office:value="3.3">
            <text:p>3.3</text:p>
          </table:table-cell>
          <table:table-cell table:formula="oooc:=[$centred.H34]+(2*[$centred.$D$2])" office:value-type="float" office:value="0">
            <text:p>0</text:p>
          </table:table-cell>
          <table:table-cell table:formula="oooc:=[$centred.I34]" office:value-type="float" office:value="5">
            <text:p>5</text:p>
          </table:table-cell>
          <table:table-cell table:number-columns-repeated="247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ooc:=[$centred.C22]+[$centred.$D$3]+(0.5*[$centred.$D$4])" office:value-type="float" office:value="0">
            <text:p>0</text:p>
          </table:table-cell>
          <table:table-cell table:formula="oooc:=[$centred.D22]+(2*[$centred.$D$2])" office:value-type="float" office:value="11.8">
            <text:p>11.8</text:p>
          </table:table-cell>
          <table:table-cell table:formula="oooc:=[$centred.E22]" office:value-type="float" office:value="0">
            <text:p>0</text:p>
          </table:table-cell>
          <table:table-cell/>
          <table:table-cell table:formula="oooc:=[$centred.G22]+[$centred.$D$3]+(0.5*[$centred.$D$4])" office:value-type="float" office:value="0">
            <text:p>0</text:p>
          </table:table-cell>
          <table:table-cell table:formula="oooc:=[$centred.H22]+(2*[$centred.$D$2])" office:value-type="float" office:value="11.8">
            <text:p>11.8</text:p>
          </table:table-cell>
          <table:table-cell table:formula="oooc:=[$centred.I22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ooc:=[$centred.C23]+[$centred.$D$3]+(0.5*[$centred.$D$4])" office:value-type="float" office:value="0">
            <text:p>0</text:p>
          </table:table-cell>
          <table:table-cell table:formula="oooc:=[$centred.D23]+(2*[$centred.$D$2])" office:value-type="float" office:value="8.85">
            <text:p>8.85</text:p>
          </table:table-cell>
          <table:table-cell table:formula="oooc:=[$centred.E23]" office:value-type="float" office:value="0">
            <text:p>0</text:p>
          </table:table-cell>
          <table:table-cell/>
          <table:table-cell table:formula="oooc:=[$centred.G23]+[$centred.$D$3]+(0.5*[$centred.$D$4])" office:value-type="float" office:value="0">
            <text:p>0</text:p>
          </table:table-cell>
          <table:table-cell table:formula="oooc:=[$centred.H23]+(2*[$centred.$D$2])" office:value-type="float" office:value="8.85">
            <text:p>8.85</text:p>
          </table:table-cell>
          <table:table-cell table:formula="oooc:=[$centred.I23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ooc:=[$centred.C24]+[$centred.$D$3]+(0.5*[$centred.$D$4])" office:value-type="float" office:value="0">
            <text:p>0</text:p>
          </table:table-cell>
          <table:table-cell table:formula="oooc:=[$centred.D24]+(2*[$centred.$D$2])" office:value-type="float" office:value="5.9">
            <text:p>5.9</text:p>
          </table:table-cell>
          <table:table-cell table:formula="oooc:=[$centred.E24]" office:value-type="float" office:value="0">
            <text:p>0</text:p>
          </table:table-cell>
          <table:table-cell/>
          <table:table-cell table:formula="oooc:=[$centred.G24]+[$centred.$D$3]+(0.5*[$centred.$D$4])" office:value-type="float" office:value="0">
            <text:p>0</text:p>
          </table:table-cell>
          <table:table-cell table:formula="oooc:=[$centred.H24]+(2*[$centred.$D$2])" office:value-type="float" office:value="5.9">
            <text:p>5.9</text:p>
          </table:table-cell>
          <table:table-cell table:formula="oooc:=[$centred.I24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19">
            <text:p>19</text:p>
          </table:table-cell>
          <table:table-cell/>
          <table:table-cell table:formula="oooc:=[$centred.C30]+[$centred.$D$3]+(0.5*[$centred.$D$4])" office:value-type="float" office:value="0">
            <text:p>0</text:p>
          </table:table-cell>
          <table:table-cell table:formula="oooc:=[$centred.D30]+(2*[$centred.$D$2])" office:value-type="float" office:value="2.95">
            <text:p>2.95</text:p>
          </table:table-cell>
          <table:table-cell table:formula="oooc:=[$centred.E30]" office:value-type="float" office:value="0">
            <text:p>0</text:p>
          </table:table-cell>
          <table:table-cell/>
          <table:table-cell table:formula="oooc:=[$centred.G30]+[$centred.$D$3]+(0.5*[$centred.$D$4])" office:value-type="float" office:value="0">
            <text:p>0</text:p>
          </table:table-cell>
          <table:table-cell table:formula="oooc:=[$centred.H30]+(2*[$centred.$D$2])" office:value-type="float" office:value="2.95">
            <text:p>2.95</text:p>
          </table:table-cell>
          <table:table-cell table:formula="oooc:=[$centred.I30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float" office:value="20">
            <text:p>20</text:p>
          </table:table-cell>
          <table:table-cell/>
          <table:table-cell table:formula="oooc:=[$centred.C31]+[$centred.$D$3]+(0.5*[$centred.$D$4])" office:value-type="float" office:value="0">
            <text:p>0</text:p>
          </table:table-cell>
          <table:table-cell table:formula="oooc:=[$centred.D31]+(2*[$centred.$D$2])" office:value-type="float" office:value="0">
            <text:p>0</text:p>
          </table:table-cell>
          <table:table-cell table:formula="oooc:=[$centred.E31]" office:value-type="float" office:value="0">
            <text:p>0</text:p>
          </table:table-cell>
          <table:table-cell/>
          <table:table-cell table:formula="oooc:=[$centred.G31]+[$centred.$D$3]+(0.5*[$centred.$D$4])" office:value-type="float" office:value="0">
            <text:p>0</text:p>
          </table:table-cell>
          <table:table-cell table:formula="oooc:=[$centred.H31]+(2*[$centred.$D$2])" office:value-type="float" office:value="0">
            <text:p>0</text:p>
          </table:table-cell>
          <table:table-cell table:formula="oooc:=[$centred.I31]" office:value-type="float" office:value="3">
            <text:p>3</text:p>
          </table:table-cell>
          <table:table-cell table:number-columns-repeated="247"/>
        </table:table-row>
        <table:table-row table:style-name="ro2">
          <table:table-cell office:value-type="string">
            <text:p>Ridge location</text:p>
          </table:table-cell>
          <table:table-cell table:number-columns-repeated="255"/>
        </table:table-row>
        <table:table-row table:style-name="ro2">
          <table:table-cell office:value-type="float" office:value="21">
            <text:p>21</text:p>
          </table:table-cell>
          <table:table-cell/>
          <table:table-cell table:formula="oooc:=[$centred.C37]+[$centred.$D$3]+(0.5*[$centred.$D$4])" office:value-type="float" office:value="5.35">
            <text:p>5.35</text:p>
          </table:table-cell>
          <table:table-cell table:formula="oooc:=[$centred.D37]+(2*[$centred.$D$2])" office:value-type="float" office:value="11.8">
            <text:p>11.8</text:p>
          </table:table-cell>
          <table:table-cell table:formula="oooc:=[$centred.E37]" office:value-type="float" office:value="8">
            <text:p>8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/>
          <table:table-cell table:formula="oooc:=[$centred.C38]+[$centred.$D$3]+(0.5*[$centred.$D$4])" office:value-type="float" office:value="5.35">
            <text:p>5.35</text:p>
          </table:table-cell>
          <table:table-cell table:formula="oooc:=[$centred.D38]+(2*[$centred.$D$2])" office:value-type="float" office:value="0">
            <text:p>0</text:p>
          </table:table-cell>
          <table:table-cell table:formula="oooc:=[$centred.E38]" office:value-type="float" office:value="8">
            <text:p>8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/05/2008</text:date>, <text:time>19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ntred" style:display-name="PageStyle_centred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riginpost20" style:display-name="PageStyle_originpost20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electronics</meta:initial-creator>
    <meta:creation-date>2008-05-06T19:45:52</meta:creation-date>
    <dc:creator>electronics</dc:creator>
    <dc:date>2008-05-08T19:32:3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442"/>
  </office:meta>
</office:document-meta>
</file>